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ashrc-manjaro charmap cynicalteam-wallpapers dbus-x11 downgrade dunstify etcher game-devices-udev grub-theme-manjaro illyria-wallpaper inxi kernel-alive linux510 linux510-headers linux510-nvidia linux510-r8168 linux511 linux511-headers linux511-nvidia linux511-r8168 linux54 linux54-nvidia linux54-r8168 manjaro-alsa manjaro-base-skel manjaro-browser-settings manjaro-documentation-en manjaro-firmware manjaro-hotfixes manjaro-keyring manjaro-printer manjaro-pulse manjaro-release manjaro-settings-manager manjaro-settings-manager-notifier manjaro-system manjaro-wallpapers-18.0 menulibre mhwd mhwd-amdgpu mhwd-ati mhwd-db mhwd-nvidia mhwd-nvidia-390xx mkinitcpio-openswap mugshot papirus-folders polybar pulseaudio-ctl python-dbus python-dbus-common python-npyscreen python-pyparted snapd spectre-meltdown-checker steam-manjaro systemd-fsck-silent v86d ventoy wallpapers-2018 wallpapers-juhraya xiccd zens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1T14:42:32.764692040</dc:date>
    <meta:editing-duration>PT10M11S</meta:editing-duration>
    <meta:editing-cycles>1</meta:editing-cycles>
    <meta:document-statistic meta:table-count="0" meta:image-count="0" meta:object-count="0" meta:page-count="1" meta:paragraph-count="1" meta:word-count="63" meta:character-count="908" meta:non-whitespace-character-count="846"/>
    <meta:generator>LibreOffice/7.0.5.2$Linux_X86_64 LibreOffice_project/00$Build-2</meta:generator>
  </office:meta>
</office:document-meta>
</file>